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IPA Pゴシック" svg:font-family="'IPA Pゴシック'" style:font-family-generic="swiss" style:font-pitch="variable"/>
    <style:font-face style:name="Liberation Sans" svg:font-family="'Liberation Sans'" style:font-family-generic="swiss" style:font-pitch="variable"/>
    <style:font-face style:name="IPA Pゴシック1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IPA Pゴシック" fo:font-size="9pt" officeooo:rsid="000f4d66" officeooo:paragraph-rsid="000f4d66" style:font-name-asian="IPA Pゴシック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IPA Pゴシック" fo:font-size="9pt" officeooo:rsid="000f4d66" officeooo:paragraph-rsid="000f4d66" style:font-name-asian="IPA Pゴシック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IPA Pゴシック" fo:font-size="9pt" officeooo:rsid="000f4d66" officeooo:paragraph-rsid="001269c3" style:font-name-asian="IPA Pゴシック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IPA Pゴシック" fo:font-size="9pt" officeooo:rsid="000f4d66" officeooo:paragraph-rsid="000d86f5" style:font-name-asian="IPA Pゴシック" style:font-size-asian="9pt" style:font-size-complex="9pt"/>
    </style:style>
    <style:style style:name="P5" style:family="paragraph" style:parent-style-name="Standard">
      <style:paragraph-properties fo:text-align="end" style:justify-single-word="false"/>
      <style:text-properties style:font-name="IPA Pゴシック" fo:font-size="9pt" officeooo:rsid="0016b8cf" officeooo:paragraph-rsid="0016b8cf" style:font-name-asian="IPA Pゴシック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PG「72」</text:p>
      <text:p text:style-name="P2"/>
      <text:p text:style-name="P2">1.ゲーム目的</text:p>
      <text:p text:style-name="P2"/>
      <text:p text:style-name="P2">　巨大地震発生。72時間生き延びよ。</text:p>
      <text:p text:style-name="P2"/>
      <text:p text:style-name="P2">2.ゲーム準備</text:p>
      <text:p text:style-name="P2"/>
      <text:p text:style-name="P2">　2.1.キャラクターの作成</text:p>
      <text:p text:style-name="P2"/>
      <text:p text:style-name="P2">　各能力値を3d6を振り決定する。</text:p>
      <text:p text:style-name="P2">　能力値を10で割った値を切り捨てボーナスとする。</text:p>
      <text:p text:style-name="P2"/>
      <text:p text:style-name="P2">　2.2.シーン決定</text:p>
      <text:p text:style-name="P2"/>
      <text:p text:style-name="P2">　GMとPLで話し合いゲームの舞台となるシーンを作成する。</text:p>
      <text:p text:style-name="P2">　作成したシーンを紙片に記入する。シーンは重複しても良い。</text:p>
      <text:p text:style-name="P2"/>
      <text:p text:style-name="P2">　例：自宅、職場、学校、ホームセンター、川辺、スーパーなど</text:p>
      <text:p text:style-name="P2"/>
      <text:p text:style-name="P2">　建物などの倒壊の可能性のあるシーンには耐久度を設定する。</text:p>
      <text:p text:style-name="P2">　目安として耐震処理を施していない家屋の場合、耐久力を30とする。</text:p>
      <text:p text:style-name="P2"/>
      <text:p text:style-name="P2">　2.3.イベント決定</text:p>
      <text:p text:style-name="P2"/>
      <text:p text:style-name="P2">　GMとPLで話し合い生命維持上の障害となるイベントを作成する。</text:p>
      <text:p text:style-name="P2">　作成したイベントを紙片に記入する。イベントは重複しても良い。</text:p>
      <text:p text:style-name="P2"/>
      <text:p text:style-name="P2">　例：暴漢、津波、停電、雨、寒さ、ストレス、ガラス、野犬、猛獣</text:p>
      <text:p text:style-name="P2">　　　川の氾濫、土石流、断水、ガス断絶、落石、雷、台風、竜巻 など</text:p>
      <text:p text:style-name="P2"/>
      <text:p text:style-name="P2">　2.4.災害発生時の所在決定</text:p>
      <text:p text:style-name="P2"/>
      <text:p text:style-name="P2">　各PLの災害発生時の所在を決定する。</text:p>
      <text:p text:style-name="P2">　各PLは1d6を振る。同数の目が出たPLは同じシーンから登場する。</text:p>
      <text:p text:style-name="P2">　これをチームと呼ぶ。</text:p>
      <text:p text:style-name="P2">　チームの1名がシーンをランダムに選び登場シーンを決定する。</text:p>
      <text:p text:style-name="P2"/>
      <text:p text:style-name="P2">3.ゲームの流れ</text:p>
      <text:p text:style-name="P2"/>
      <text:p text:style-name="P2">　3.1.大地震の発生（ゲームの開始）</text:p>
      <text:p text:style-name="P2"/>
      <text:p text:style-name="P2">　GMは2d6を振る。</text:p>
      <text:p text:style-name="P2">　出目が地震発生の時間となる。出目をメモしておくこと。</text:p>
      <text:p text:style-name="P2">　GMは6d6を降る。</text:p>
      <text:p text:style-name="P2">　出目の合計分、耐久度を持つシーンはダメージを受ける。</text:p>
      <text:p text:style-name="P2">　PCのいるシーン毎にイベントを1毎ランダムに引く。</text:p>
      <text:p text:style-name="P2">　引かれたイベントが発生する。</text:p>
      <text:p text:style-name="P2"/>
      <text:p text:style-name="P2">　3.2.時間経過</text:p>
      <text:p text:style-name="P2"/>
      <text:p text:style-name="P2">　各シーンのイベントをすべて処理した後GMは2d6を振る。</text:p>
      <text:p text:style-name="P2">　先にメモして置いた大地震の発生時間に値を足すこと。</text:p>
      <text:p text:style-name="P2">　これが2度目のイベントの発生の時間となる。</text:p>
      <text:p text:style-name="P2">　出目を足した値をメモしておくこと。</text:p>
      <text:p text:style-name="P2">　</text:p>
      <text:p text:style-name="P2">　発生時間の合計が24を超える又は4イベントで1日は終了する。</text:p>
      <text:p text:style-name="P2">　1日が終了したら地震の発生時間を0に戻す。</text:p>
      <text:p text:style-name="P2">　これを3日行う。</text:p>
      <text:p text:style-name="P2"/>
      <text:p text:style-name="P2">　　3.2.1.余震</text:p>
      <text:p text:style-name="P2"/>
      <text:p text:style-name="P2">　　2d6がゾロ目の場合、余震が発生する。（5.余震 参照）</text:p>
      <text:p text:style-name="P2"/>
      <text:p text:style-name="P2">4.イベント</text:p>
      <text:p text:style-name="P2"/>
      <text:p text:style-name="P2">　4.1　イベントの解決方法（セービングロール）</text:p>
      <text:p text:style-name="P2"/>
      <text:p text:style-name="P2">　イベントの解決はセービングロール（以下SR）で行う。</text:p>
      <text:p text:style-name="P2">　SRの方法は以下のとおり。</text:p>
      <text:p text:style-name="P2"/>
      <text:p text:style-name="P2">　PCは行動を宣言する。</text:p>
      <text:p text:style-name="P2">　GMはPLの宣言した行動に適する能力値と目標値を決定する。</text:p>
      <text:p text:style-name="P2">　行動を宣言したPLは2d6を振る。</text:p>
      <text:p text:style-name="P2">　出目に指定の能力値の現在地と能力値のボーナスを加算する。</text:p>
      <text:p text:style-name="P2">　2d6の目がゾロ目の場合、更に2d6を振り加算する（何度でも）</text:p>
      <text:p text:style-name="P2">　合算値が目標値以上の場合、行動は成功となる。</text:p>
      <text:p text:style-name="P2">　目標値以下の場合、不足分をダメージとして耐久度を減らす。</text:p>
      <text:p text:style-name="P2">　耐久度が0になったPCは行動不能となる。</text:p>
      <text:p text:style-name="P2">　耐久度が0未満となったPCは死ぬ。</text:p>
      <text:p text:style-name="P2"/>
      <text:p text:style-name="P2">　　4.1.1 協力SR</text:p>
      <text:p text:style-name="P2"/>
      <text:p text:style-name="P2">　　SRは同シーンにいるPC同士で協力して行える。</text:p>
      <text:p text:style-name="P2">　　協力はPC同士のSR値を合算することで判定する。</text:p>
      <text:p text:style-name="P2">　　ただし、協力は事前に宣言しなければならない。</text:p>
      <text:p text:style-name="P2"/>
      <text:p text:style-name="P3">　4.2　イベントの回避</text:p>
      <text:p text:style-name="P2"/>
      <text:p text:style-name="P2">　シーンを移動することでPCはイベントを回避することができる。</text:p>
      <text:p text:style-name="P2">　シーンの移動にはSRを用いる。</text:p>
      <text:p text:style-name="P2"/>
      <text:p text:style-name="P2">　4.3　捜索</text:p>
      <text:p text:style-name="P2"/>
      <text:p text:style-name="P2">　イベント解決に参加しないPCは捜索を行うことができる。</text:p>
      <text:p text:style-name="P2">　捜索は現在いるシーン内のみで可能である。</text:p>
      <text:p text:style-name="P2">　捜索にはSRを用い、捜索により食料や水等を発見することができる。</text:p>
      <text:p text:style-name="P2">　捜索として他の行動を行うこともできる。</text:p>
      <text:p text:style-name="P2"/>
      <text:p text:style-name="P2">　4.2 ダメージの回復</text:p>
      <text:p text:style-name="P2"/>
      <text:p text:style-name="P2">　食料と水が確保できている場合、耐久度は1時間毎に1点回復する。</text:p>
      <text:p text:style-name="P2">　食料と水は消費される。</text:p>
      <text:p text:style-name="P2"/>
      <text:p text:style-name="P2">　4.3 ダメージの振り分け</text:p>
      <text:p text:style-name="P2"/>
      <text:p text:style-name="P2">　協力SRの際のダメージはPC同士で分散してもよい。</text:p>
      <text:p text:style-name="P2">　分散の割合はPLの任意で良い。</text:p>
      <text:p text:style-name="P2"/>
      <text:p text:style-name="P2">　ダメージは他の能力値１つに振り分けても良い。</text:p>
      <text:p text:style-name="P2">　振り分けの割合はPLの任意で良い。</text:p>
      <text:p text:style-name="P2">　振り分けた側の能力値は回復しない。　</text:p>
      <text:p text:style-name="P2"/>
      <text:p text:style-name="P2">5. 余震</text:p>
      <text:p text:style-name="P2"/>
      <text:p text:style-name="P2">　余震が発生した場合は、ゾロ目の目ｘ1d6を降る。</text:p>
      <text:p text:style-name="P2">　出た目の合計分、耐久度を持つシーンはダメージを受ける。</text:p>
      <text:p text:style-name="P2">　余震はイベントの前に発生する。</text:p>
      <text:p text:style-name="P2"/>
      <text:p text:style-name="P2">　5.1.建物の倒壊</text:p>
      <text:p text:style-name="P2"/>
      <text:p text:style-name="P2">　累積ダメージが耐久力を上回ったシーンは倒壊する。</text:p>
      <text:p text:style-name="P2">　建物の倒壊が起こった場合、イベントは発生しない。</text:p>
      <text:p text:style-name="P2"/>
      <text:p text:style-name="P2">　5.2 建物からの脱出</text:p>
      <text:p text:style-name="P2"/>
      <text:p text:style-name="P2">　建物の倒壊が起こった場合、そのシーンにいる全PCはSRを行う。</text:p>
      <text:p text:style-name="P2">　判定する能力値と目標値はGMが決定する。</text:p>
      <text:p text:style-name="P2"/>
      <text:p text:style-name="P2">6.PCの成長</text:p>
      <text:p text:style-name="P2"/>
      <text:p text:style-name="P2"><text:s/>6.1 経験値</text:p>
      <text:p text:style-name="P2"/>
      <text:p text:style-name="P2">　SRの合算値は成功失敗に関わらず、経験値となる。</text:p>
      <text:p text:style-name="P2"/>
      <text:p text:style-name="P2"><text:s/>6.2 能力値の上昇</text:p>
      <text:p text:style-name="P2"/>
      <text:p text:style-name="P2">　能力値x10の経験値を消費すれば能力値を1点上昇できる。</text:p>
      <text:p text:style-name="P2"/>
      <text:p text:style-name="P2">7.補足</text:p>
      <text:p text:style-name="P2"/>
      <text:p text:style-name="P4">　建物は倒壊させることができる。</text:p>
      <text:p text:style-name="P4"/>
      <text:p text:style-name="P5">2016.05.0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IPA Pゴシック" svg:font-family="'IPA Pゴシック'" style:font-family-generic="swiss" style:font-pitch="variable"/>
    <style:font-face style:name="Liberation Sans" svg:font-family="'Liberation Sans'" style:font-family-generic="swiss" style:font-pitch="variable"/>
    <style:font-face style:name="IPA Pゴシック1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 Pゴシック1" style:font-family-asian="'IPA Pゴシック'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7:39:15.228563106</meta:creation-date>
    <dc:date>2016-05-09T06:31:50.442908025</dc:date>
    <meta:editing-duration>PT16M28S</meta:editing-duration>
    <meta:editing-cycles>8</meta:editing-cycles>
    <meta:generator>LibreOffice/4.4.3.2$Linux_X86_64 LibreOffice_project/40m0$Build-2</meta:generator>
    <meta:document-statistic meta:table-count="0" meta:image-count="0" meta:object-count="0" meta:page-count="1" meta:paragraph-count="94" meta:word-count="1635" meta:character-count="1872" meta:non-whitespace-character-count="1766"/>
  </office:meta>
</office:document-meta>
</file>